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text-line-through-style="none" style:text-line-through-type="none" style:font-name="Courier" fo:font-size="20pt" style:font-name-asian="Courier" style:font-size-asian="20pt" style:font-name-complex="Courier" style:font-size-complex="20pt"/>
    </style:style>
    <style:style style:name="P2" style:family="paragraph" style:parent-style-name="Text_20_body">
      <style:text-properties fo:color="#000000" loext:opacity="100%" style:text-line-through-style="solid" style:text-line-through-type="single" style:font-name="Courier" fo:font-size="12pt" style:font-name-asian="Courier" style:font-size-asian="12pt" style:font-name-complex="Courier" style:font-size-complex="12pt"/>
    </style:style>
    <style:style style:name="P3" style:family="paragraph" style:parent-style-name="Heading_20_2">
      <style:text-properties fo:color="#000000" loext:opacity="100%" style:text-line-through-style="none" style:text-line-through-type="none"/>
    </style:style>
    <style:style style:name="P4" style:family="paragraph" style:parent-style-name="Horizontal_20_Line">
      <style:text-properties fo:color="#000000" loext:opacity="100%" style:text-line-through-style="none" style:text-line-through-type="none" style:font-name="Courier" style:font-name-asian="Courier" style:font-name-complex="Courier"/>
    </style:style>
    <style:style style:name="P5" style:family="paragraph" style:parent-style-name="Text_20_body" style:list-style-name="L1">
      <style:text-properties fo:color="#000000" loext:opacity="100%" style:text-line-through-style="none" style:text-line-through-type="none" style:font-name="Courier" fo:font-size="12pt" style:font-name-asian="Courier" style:font-size-asian="12pt" style:font-name-complex="Courier" style:font-size-complex="12pt"/>
    </style:style>
    <style:style style:name="P6" style:family="paragraph" style:parent-style-name="Text_20_body" style:list-style-name="L2">
      <style:text-properties fo:color="#000000" loext:opacity="100%" style:text-line-through-style="solid" style:text-line-through-type="single" style:font-name="Courier" fo:font-size="12pt" style:font-name-asian="Courier" style:font-size-asian="12pt" style:font-name-complex="Courier" style:font-size-complex="12pt"/>
    </style:style>
    <style:style style:name="P7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style:text-line-through-style="solid" style:text-line-through-type="single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style:text-line-through-style="solid" style:text-line-through-type="single"/>
    </style:style>
    <style:style style:name="P9" style:family="paragraph" style:parent-style-name="Text_20_body">
      <style:text-properties fo:color="#000000" loext:opacity="100%" style:text-line-through-style="none" style:text-line-through-type="none" style:font-name="Courier" fo:font-size="12pt" style:font-name-asian="Courier" style:font-size-asian="12pt" style:font-name-complex="Courier" style:font-size-complex="12pt"/>
    </style:style>
    <style:style style:name="P10" style:family="paragraph" style:parent-style-name="Text_20_body" style:list-style-name="L3">
      <style:text-properties fo:color="#000000" loext:opacity="100%" style:text-line-through-style="solid" style:text-line-through-type="single" style:font-name="Courier" fo:font-size="12pt" style:font-name-asian="Courier" style:font-size-asian="12pt" style:font-name-complex="Courier" style:font-size-complex="12pt"/>
    </style:style>
    <style:style style:name="P1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fo:color="#000000" loext:opacity="100%" style:text-line-through-style="solid" style:text-line-through-type="single"/>
    </style:style>
    <style:style style:name="P12" style:family="paragraph" style:parent-style-name="Text_20_body" style:list-style-name="L4">
      <style:text-properties fo:color="#000000" loext:opacity="100%" style:text-line-through-style="none" style:text-line-through-type="none" style:font-name="Courier" fo:font-size="12pt" style:font-name-asian="Courier" style:font-size-asian="12pt" style:font-name-complex="Courier" style:font-size-complex="12pt"/>
    </style:style>
    <style:style style:name="P13" style:family="paragraph" style:parent-style-name="Text_20_body" style:list-style-name="L5">
      <style:text-properties fo:color="#000000" loext:opacity="100%" style:text-line-through-style="none" style:text-line-through-type="none" style:font-name="Courier" fo:font-size="12pt" style:font-name-asian="Courier" style:font-size-asian="12pt" style:font-name-complex="Courier" style:font-size-complex="12pt"/>
    </style:style>
    <style:style style:name="P14" style:family="paragraph" style:parent-style-name="Text_20_body" style:list-style-name="L5">
      <style:text-properties fo:color="#000000" loext:opacity="100%" style:text-line-through-style="solid" style:text-line-through-type="single" style:font-name="Courier" fo:font-size="12pt" style:font-name-asian="Courier" style:font-size-asian="12pt" style:font-name-complex="Courier" style:font-size-complex="12pt"/>
    </style:style>
    <style:style style:name="P15" style:family="paragraph" style:parent-style-name="Text_20_body" style:list-style-name="L6">
      <style:text-properties fo:color="#000000" loext:opacity="100%" style:text-line-through-style="none" style:text-line-through-type="none" style:font-name="Courier" fo:font-size="12pt" style:font-name-asian="Courier" style:font-size-asian="12pt" style:font-name-complex="Courier" style:font-size-complex="12pt"/>
    </style:style>
    <style:style style:name="P16" style:family="paragraph" style:parent-style-name="Text_20_body" style:list-style-name="L7">
      <style:text-properties fo:color="#000000" loext:opacity="100%" style:text-line-through-style="none" style:text-line-through-type="none" style:font-name="Courier" fo:font-size="12pt" style:font-name-asian="Courier" style:font-size-asian="12pt" style:font-name-complex="Courier" style:font-size-complex="12pt"/>
    </style:style>
    <style:style style:name="P17" style:family="paragraph" style:parent-style-name="Text_20_body" style:list-style-name="L8">
      <style:text-properties fo:color="#000000" loext:opacity="100%" style:text-line-through-style="none" style:text-line-through-type="none" style:font-name="Courier" fo:font-size="12pt" style:font-name-asian="Courier" style:font-size-asian="12pt" style:font-name-complex="Courier" style:font-size-complex="12pt"/>
    </style:style>
    <style:style style:name="P18" style:family="paragraph" style:parent-style-name="Text_20_body" style:list-style-name="L9">
      <style:text-properties fo:color="#000000" loext:opacity="100%" style:text-line-through-style="none" style:text-line-through-type="none" style:font-name="Courier" fo:font-size="12pt" style:font-name-asian="Courier" style:font-size-asian="12pt" style:font-name-complex="Courier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text-line-through-style="none" style:text-line-through-type="none" style:font-name="Courier" fo:font-size="12pt" style:font-name-asian="Courier" style:font-size-asian="12pt" style:font-name-complex="Courier" style:font-size-complex="12pt"/>
    </style:style>
    <style:style style:name="T1" style:family="text">
      <style:text-properties style:text-line-through-style="none" style:text-line-through-typ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migos Unite App</text:h>
      <text:p text:style-name="P2"><text:span text:style-name="Strong_20_Emphasis"><text:span text:style-name="T1"/></text:span></text:p>
      <text:p text:style-name="P2"><text:span text:style-name="Strong_20_Emphasis"><text:span text:style-name="T1">React + TypeScript frontend for community coordination</text:span></text:span></text:p>
      <text:h text:style-name="P3" text:outline-level="2">Overview</text:h>
      <text:p text:style-name="P2"><text:span text:style-name="Strong_20_Emphasis"><text:span text:style-name="T1">Amigos Unite App</text:span></text:span><text:span text:style-name="T1"> is a modern, single-page application built with </text:span><text:span text:style-name="Strong_20_Emphasis"><text:span text:style-name="T1">React, TypeScript, and Vite</text:span></text:span><text:span text:style-name="T1">.<text:line-break/>It consumes the Amigos Unite API and provides a responsive UI for managing events, locations, and participation.</text:span></text:p>
      <text:p text:style-name="P2"><text:span text:style-name="T1">The application emphasizes </text:span><text:span text:style-name="Strong_20_Emphasis"><text:span text:style-name="T1">clarity, maintainability, and strong typing</text:span></text:span><text:span text:style-name="T1"> over framework complexity.</text:span></text:p>
      <text:p text:style-name="P4"/>
      <text:h text:style-name="P3" text:outline-level="2">Core Features</text:h>
      <text:list text:style-name="L1">
        <text:list-item>
          <text:p text:style-name="P5">User authentication (JWT + cookies)</text:p>
        </text:list-item>
        <text:list-item>
          <text:p text:style-name="P5">Event creation and editing</text:p>
        </text:list-item>
        <text:list-item>
          <text:p text:style-name="P5">Location search with Google Places</text:p>
        </text:list-item>
        <text:list-item>
          <text:p text:style-name="P5">Role-aware UI (coordinator vs participant)</text:p>
        </text:list-item>
        <text:list-item>
          <text:p text:style-name="P5">Multi-step event forms</text:p>
        </text:list-item>
        <text:list-item>
          <text:p text:style-name="P5">Responsive layout (mobile → desktop)</text:p>
        </text:list-item>
      </text:list>
      <text:p text:style-name="P4"/>
      <text:h text:style-name="P3" text:outline-level="2">Tech Stack</text:h>
      <text:list text:style-name="L2">
        <text:list-item>
          <text:p text:style-name="P6"><text:span text:style-name="Strong_20_Emphasis"><text:span text:style-name="T1">Framework:</text:span></text:span><text:span text:style-name="T1"> React 18</text:span></text:p>
        </text:list-item>
        <text:list-item>
          <text:p text:style-name="P6"><text:span text:style-name="Strong_20_Emphasis"><text:span text:style-name="T1">Language:</text:span></text:span><text:span text:style-name="T1"> TypeScript</text:span></text:p>
        </text:list-item>
        <text:list-item>
          <text:p text:style-name="P6"><text:span text:style-name="Strong_20_Emphasis"><text:span text:style-name="T1">Build tool:</text:span></text:span><text:span text:style-name="T1"> Vite</text:span></text:p>
        </text:list-item>
        <text:list-item>
          <text:p text:style-name="P6"><text:span text:style-name="Strong_20_Emphasis"><text:span text:style-name="T1">Styling:</text:span></text:span><text:span text:style-name="T1"> SCSS with design tokens</text:span></text:p>
        </text:list-item>
        <text:list-item>
          <text:p text:style-name="P6"><text:span text:style-name="Strong_20_Emphasis"><text:span text:style-name="T1">HTTP client:</text:span></text:span><text:span text:style-name="T1"> Axios</text:span></text:p>
        </text:list-item>
        <text:list-item>
          <text:p text:style-name="P6"><text:span text:style-name="Strong_20_Emphasis"><text:span text:style-name="T1">Routing:</text:span></text:span><text:span text:style-name="T1"> React Router</text:span></text:p>
        </text:list-item>
        <text:list-item>
          <text:p text:style-name="P6"><text:span text:style-name="Strong_20_Emphasis"><text:span text:style-name="T1">State management:</text:span></text:span><text:span text:style-name="T1"> React hooks + context</text:span></text:p>
        </text:list-item>
        <text:list-item>
          <text:p text:style-name="P6"><text:span text:style-name="Strong_20_Emphasis"><text:span text:style-name="T1">Linting:</text:span></text:span><text:span text:style-name="T1"> ESLint (TypeScript-aware)</text:span></text:p>
        </text:list-item>
      </text:list>
      <text:p text:style-name="P4"><text:soft-page-break/></text:p>
      <text:h text:style-name="P3" text:outline-level="2">Development Setup</text:h>
      <text:p text:style-name="P7"><text:span text:style-name="Source_20_Text"><text:span text:style-name="T1">npm install</text:span></text:span></text:p>
      <text:p text:style-name="P8"><text:span text:style-name="Source_20_Text"><text:span text:style-name="T1">npm run dev</text:span></text:span></text:p>
      <text:p text:style-name="P9">The app runs locally with hot module replacement (HMR) via Vite.</text:p>
      <text:p text:style-name="P4"/>
      <text:h text:style-name="P3" text:outline-level="2">Environment Configuration</text:h>
      <text:p text:style-name="P9">API base URL is resolved automatically:</text:p>
      <text:list text:style-name="L3">
        <text:list-item>
          <text:p text:style-name="P10"><text:span text:style-name="Strong_20_Emphasis"><text:span text:style-name="T1">Development:</text:span></text:span><text:span text:style-name="T1"> </text:span><text:span text:style-name="Source_20_Text"><text:span text:style-name="T1">https://localhost:3001</text:span></text:span></text:p>
        </text:list-item>
        <text:list-item>
          <text:p text:style-name="P10"><text:span text:style-name="Strong_20_Emphasis"><text:span text:style-name="T1">Production:</text:span></text:span><text:span text:style-name="T1"> same-origin (</text:span><text:span text:style-name="Source_20_Text"><text:span text:style-name="T1">/api/...</text:span></text:span><text:span text:style-name="T1">)</text:span></text:p>
        </text:list-item>
      </text:list>
      <text:p text:style-name="P9">Optional override:</text:p>
      <text:p text:style-name="P11"><text:span text:style-name="Source_20_Text"><text:span text:style-name="T1">VITE_API_BASE_URL=https://api.example.com</text:span></text:span></text:p>
      <text:p text:style-name="P9">This avoids common “localhost in production” deployment issues.</text:p>
      <text:p text:style-name="P4"/>
      <text:h text:style-name="P3" text:outline-level="2">Authentication Model</text:h>
      <text:list text:style-name="L4">
        <text:list-item>
          <text:p text:style-name="P12">JWT tokens stored in memory and localStorage</text:p>
        </text:list-item>
        <text:list-item>
          <text:p text:style-name="P12">CSRF tokens via secure cookies</text:p>
        </text:list-item>
        <text:list-item>
          <text:p text:style-name="P12">Automatic token refresh on 401 responses</text:p>
        </text:list-item>
        <text:list-item>
          <text:p text:style-name="P12">Centralized Axios interceptors for auth handling</text:p>
        </text:list-item>
      </text:list>
      <text:p text:style-name="P4"/>
      <text:h text:style-name="P3" text:outline-level="2">Linting &amp; Code Quality</text:h>
      <text:p text:style-name="P2"><text:span text:style-name="T1">The project is configured for </text:span><text:span text:style-name="Strong_20_Emphasis"><text:span text:style-name="T1">type-aware linting</text:span></text:span><text:span text:style-name="T1">:</text:span></text:p>
      <text:list text:style-name="L5">
        <text:list-item>
          <text:p text:style-name="P13">Strict TypeScript rules</text:p>
        </text:list-item>
        <text:list-item>
          <text:p text:style-name="P13">Explicit typing of API responses</text:p>
        </text:list-item>
        <text:list-item>
          <text:p text:style-name="P14"><text:span text:style-name="T1">No </text:span><text:span text:style-name="Source_20_Text"><text:span text:style-name="T1">any</text:span></text:span><text:span text:style-name="T1"> in service layers</text:span></text:p>
        </text:list-item>
        <text:list-item>
          <text:p text:style-name="P13">Clear separation of concerns:</text:p>
          <text:list>
            <text:list-item>
              <text:p text:style-name="P14"><text:span text:style-name="Source_20_Text"><text:span text:style-name="T1">services/</text:span></text:span><text:span text:style-name="T1"> → API logic</text:span></text:p>
            </text:list-item>
            <text:list-item>
              <text:p text:style-name="P14"><text:soft-page-break/><text:span text:style-name="Source_20_Text"><text:span text:style-name="T1">components/</text:span></text:span><text:span text:style-name="T1"> → UI</text:span></text:p>
            </text:list-item>
            <text:list-item>
              <text:p text:style-name="P14"><text:span text:style-name="Source_20_Text"><text:span text:style-name="T1">pages/</text:span></text:span><text:span text:style-name="T1"> → route composition</text:span></text:p>
            </text:list-item>
          </text:list>
        </text:list-item>
      </text:list>
      <text:p text:style-name="P4"/>
      <text:h text:style-name="P3" text:outline-level="2">Build</text:h>
      <text:p text:style-name="P11"><text:span text:style-name="Source_20_Text"><text:span text:style-name="T1">npm run build</text:span></text:span></text:p>
      <text:p text:style-name="P9">Outputs a static production bundle suitable for:</text:p>
      <text:list text:style-name="L6">
        <text:list-item>
          <text:p text:style-name="P15">Nginx</text:p>
        </text:list-item>
        <text:list-item>
          <text:p text:style-name="P15">CDN hosting</text:p>
        </text:list-item>
        <text:list-item>
          <text:p text:style-name="P15">Docker containers</text:p>
        </text:list-item>
      </text:list>
      <text:p text:style-name="P4"/>
      <text:h text:style-name="P3" text:outline-level="2">Deployment</text:h>
      <text:list text:style-name="L7">
        <text:list-item>
          <text:p text:style-name="P16">Built automatically via GitHub Actions</text:p>
        </text:list-item>
        <text:list-item>
          <text:p text:style-name="P16">Published as a container image (GHCR)</text:p>
        </text:list-item>
        <text:list-item>
          <text:p text:style-name="P16">Deployed behind Nginx on a VPS</text:p>
        </text:list-item>
        <text:list-item>
          <text:p text:style-name="P16">Uses same-origin API routing in production</text:p>
        </text:list-item>
      </text:list>
      <text:p text:style-name="P4"/>
      <text:h text:style-name="P3" text:outline-level="2">Design Philosophy</text:h>
      <text:p text:style-name="P9">This frontend demonstrates:</text:p>
      <text:list text:style-name="L8">
        <text:list-item>
          <text:p text:style-name="P17">Real-world React architecture (not a demo toy)</text:p>
        </text:list-item>
        <text:list-item>
          <text:p text:style-name="P17">Strong TypeScript discipline</text:p>
        </text:list-item>
        <text:list-item>
          <text:p text:style-name="P17">Clean separation between UI and data access</text:p>
        </text:list-item>
        <text:list-item>
          <text:p text:style-name="P17">Practical handling of auth, errors, and retries</text:p>
        </text:list-item>
        <text:list-item>
          <text:p text:style-name="P17">Production-oriented deployment mindset</text:p>
        </text:list-item>
      </text:list>
      <text:p text:style-name="P4"/>
      <text:h text:style-name="P3" text:outline-level="2">Why This Matters</text:h>
      <text:p text:style-name="P2"><text:span text:style-name="T1">Together, </text:span><text:span text:style-name="Strong_20_Emphasis"><text:span text:style-name="T1">Amigos Unite App + API</text:span></text:span><text:span text:style-name="T1"> showcase:</text:span></text:p>
      <text:list text:style-name="L9">
        <text:list-item>
          <text:p text:style-name="P18"><text:soft-page-break/>Full-stack system design</text:p>
        </text:list-item>
        <text:list-item>
          <text:p text:style-name="P18">Secure auth flows</text:p>
        </text:list-item>
        <text:list-item>
          <text:p text:style-name="P18">CI/CD pipelines</text:p>
        </text:list-item>
        <text:list-item>
          <text:p text:style-name="P18">Docker-based deployments</text:p>
        </text:list-item>
        <text:list-item>
          <text:p text:style-name="P18">Maintainable frontend architecture</text:p>
        </text:list-item>
      </text:list>
      <text:p text:style-name="P2"><text:span text:style-name="T1">They are intentionally structured for </text:span><text:span text:style-name="Strong_20_Emphasis"><text:span text:style-name="T1">evaluation by engineers</text:span></text:span><text:span text:style-name="T1">, not just end users.</text:span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2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MacOSX_X86_64 LibreOffice_project/e1cf4a87eb02d755bce1a01209907ea5ddc8f069</meta:generator>
    <dc:date>2026-02-09T15:25:56.232570000</dc:date>
    <meta:editing-duration>PT2M52S</meta:editing-duration>
    <meta:editing-cycles>2</meta:editing-cycles>
    <meta:document-statistic meta:table-count="0" meta:image-count="0" meta:object-count="0" meta:page-count="4" meta:paragraph-count="72" meta:word-count="370" meta:character-count="2380" meta:non-whitespace-character-count="2126"/>
  </office:meta>
</office:document-meta>
</file>